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ischer Rahmen (MCI)</text:p>
      <text:p text:style-name="P1"/>
      <text:p text:style-name="P2">Da die Benutzer unseres Systems einen hohen Stellenwert im Endprodukt haben müssen auch ihre Anforderungen herausgearbeitet werden, damit ein auch für sie zufriedenstellendes System entwickelt werden kann. Um dies möglichst umfassend zu tun wird ein Methodischer Rahmen aus dem Forschungsbereich der Mensch-Computer Interaktion zur Hilfe gezogen.</text:p>
      <text:p text:style-name="P2">Um den richtigen Rahmen aus Mensch-Computer Interaktion (MCI) zu wählen werden im folgenden Teil die gängigsten Methoden verglichen um somit auf eine oder die Kooperation aus mehreren MCI-Modellen und ihrem Methoden zurück zu greifen.</text:p>
      <text:p text:style-name="P2"/>
      <text:p text:style-name="P3">DIN EN ISO-9241</text:p>
      <text:p text:style-name="P3"/>
      <text:p text:style-name="P2">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2">Diese Norm bezieht sich hauptsächlich auf die Anforderungen von Nutzern anstatt auf die Nutzung einzugehen. Die ISO-9241 unterstützt durch Empfehlungen und vorgegebenen Vorgehensweisen beid er Entwicklung für individuelle Nutzergruppen und hilft ihre Anforderungen herauszuarbeiten. </text:p>
      <text:p text:style-name="P2">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p>
      <text:p text:style-name="P2">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s potentielle Beispielnutzer entstehen . Das Ergebnis dieser Artefakte sollen die Anforderungen an die Nutzer feststellen. Durch Iteration an verschiedenen Entwicklungsphasen des Projektes können diese Anforderungen weiter überarbeitet und verfeinert werde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2-23T12:40:38.61</dc:date>
    <meta:editing-duration>PT5H30M16S</meta:editing-duration>
    <meta:editing-cycles>9</meta:editing-cycles>
    <meta:generator>OpenOffice/4.1.0$Win32 OpenOffice.org_project/410m18$Build-9764</meta:generator>
    <dc:creator>bernd  schneider</dc:creator>
    <meta:document-statistic meta:table-count="0" meta:image-count="0" meta:object-count="0" meta:page-count="1" meta:paragraph-count="8" meta:word-count="303" meta:character-count="2182"/>
  </office:meta>
</office:document-meta>
</file>